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% corrected</text:p>
          </table:table-cell>
          <table:table-cell table:number-columns-repeated="4"/>
          <table:table-cell office:value-type="string" calcext:value-type="string">
            <text:p>% uncorrected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23275" calcext:value-type="float">
            <text:p>223275</text:p>
          </table:table-cell>
          <table:table-cell office:value-type="float" office:value="148809" calcext:value-type="float">
            <text:p>148809</text:p>
          </table:table-cell>
          <table:table-cell office:value-type="float" office:value="74466" calcext:value-type="float">
            <text:p>74466</text:p>
          </table:table-cell>
          <table:table-cell office:value-type="float" office:value="5511" calcext:value-type="float">
            <text:p>5511</text:p>
          </table:table-cell>
          <table:table-cell office:value-type="float" office:value="3762" calcext:value-type="float">
            <text:p>376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H2]/[.E2]" office:value-type="percentage" office:value="0.0234872290709854" calcext:value-type="percentage">
            <text:p>2.35%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79128" calcext:value-type="float">
            <text:p>279128</text:p>
          </table:table-cell>
          <table:table-cell office:value-type="float" office:value="210609" calcext:value-type="float">
            <text:p>210609</text:p>
          </table:table-cell>
          <table:table-cell office:value-type="float" office:value="68519" calcext:value-type="float">
            <text:p>68519</text:p>
          </table:table-cell>
          <table:table-cell office:value-type="float" office:value="3355" calcext:value-type="float">
            <text:p>3355</text:p>
          </table:table-cell>
          <table:table-cell office:value-type="float" office:value="2571" calcext:value-type="float">
            <text:p>2571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H3]/[.E3]" office:value-type="percentage" office:value="0.0114420817583444" calcext:value-type="percentage">
            <text:p>1.14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274119" calcext:value-type="float">
            <text:p>274119</text:p>
          </table:table-cell>
          <table:table-cell office:value-type="float" office:value="206562" calcext:value-type="float">
            <text:p>206562</text:p>
          </table:table-cell>
          <table:table-cell office:value-type="float" office:value="67557" calcext:value-type="float">
            <text:p>67557</text:p>
          </table:table-cell>
          <table:table-cell office:value-type="float" office:value="4583" calcext:value-type="float">
            <text:p>4583</text:p>
          </table:table-cell>
          <table:table-cell office:value-type="float" office:value="3486" calcext:value-type="float">
            <text:p>3486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H4]/[.E4]" office:value-type="percentage" office:value="0.0162381396450405" calcext:value-type="percentage">
            <text:p>1.62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75031" calcext:value-type="float">
            <text:p>275031</text:p>
          </table:table-cell>
          <table:table-cell office:value-type="float" office:value="206944" calcext:value-type="float">
            <text:p>206944</text:p>
          </table:table-cell>
          <table:table-cell office:value-type="float" office:value="68087" calcext:value-type="float">
            <text:p>68087</text:p>
          </table:table-cell>
          <table:table-cell office:value-type="float" office:value="3416" calcext:value-type="float">
            <text:p>3416</text:p>
          </table:table-cell>
          <table:table-cell office:value-type="float" office:value="2622" calcext:value-type="float">
            <text:p>2622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H5]/[.E5]" office:value-type="percentage" office:value="0.0116615506631222" calcext:value-type="percentage">
            <text:p>1.17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06129" calcext:value-type="float">
            <text:p>306129</text:p>
          </table:table-cell>
          <table:table-cell office:value-type="float" office:value="230843" calcext:value-type="float">
            <text:p>230843</text:p>
          </table:table-cell>
          <table:table-cell office:value-type="float" office:value="75286" calcext:value-type="float">
            <text:p>75286</text:p>
          </table:table-cell>
          <table:table-cell office:value-type="float" office:value="5615" calcext:value-type="float">
            <text:p>5615</text:p>
          </table:table-cell>
          <table:table-cell office:value-type="float" office:value="4197" calcext:value-type="float">
            <text:p>4197</text:p>
          </table:table-cell>
          <table:table-cell office:value-type="float" office:value="1418" calcext:value-type="float">
            <text:p>1418</text:p>
          </table:table-cell>
          <table:table-cell/>
          <table:table-cell table:formula="of:=[.H6]/[.E6]" office:value-type="percentage" office:value="0.0188348431315251" calcext:value-type="percentage">
            <text:p>1.88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03375" calcext:value-type="float">
            <text:p>303375</text:p>
          </table:table-cell>
          <table:table-cell office:value-type="float" office:value="228252" calcext:value-type="float">
            <text:p>228252</text:p>
          </table:table-cell>
          <table:table-cell office:value-type="float" office:value="75123" calcext:value-type="float">
            <text:p>75123</text:p>
          </table:table-cell>
          <table:table-cell office:value-type="float" office:value="5674" calcext:value-type="float">
            <text:p>5674</text:p>
          </table:table-cell>
          <table:table-cell office:value-type="float" office:value="4254" calcext:value-type="float">
            <text:p>4254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H7]/[.E7]" office:value-type="percentage" office:value="0.0189023335063829" calcext:value-type="percentage">
            <text:p>1.89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77959" calcext:value-type="float">
            <text:p>277959</text:p>
          </table:table-cell>
          <table:table-cell office:value-type="float" office:value="209844" calcext:value-type="float">
            <text:p>209844</text:p>
          </table:table-cell>
          <table:table-cell office:value-type="float" office:value="68115" calcext:value-type="float">
            <text:p>68115</text:p>
          </table:table-cell>
          <table:table-cell office:value-type="float" office:value="3473" calcext:value-type="float">
            <text:p>3473</text:p>
          </table:table-cell>
          <table:table-cell office:value-type="float" office:value="2714" calcext:value-type="float">
            <text:p>2714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H8]/[.E8]" office:value-type="percentage" office:value="0.0111429200616604" calcext:value-type="percentage">
            <text:p>1.11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76409" calcext:value-type="float">
            <text:p>276409</text:p>
          </table:table-cell>
          <table:table-cell office:value-type="float" office:value="208569" calcext:value-type="float">
            <text:p>208569</text:p>
          </table:table-cell>
          <table:table-cell office:value-type="float" office:value="67840" calcext:value-type="float">
            <text:p>67840</text:p>
          </table:table-cell>
          <table:table-cell office:value-type="float" office:value="5272" calcext:value-type="float">
            <text:p>5272</text:p>
          </table:table-cell>
          <table:table-cell office:value-type="float" office:value="4045" calcext:value-type="float">
            <text:p>4045</text:p>
          </table:table-cell>
          <table:table-cell office:value-type="float" office:value="1227" calcext:value-type="float">
            <text:p>1227</text:p>
          </table:table-cell>
          <table:table-cell/>
          <table:table-cell table:formula="of:=[.H9]/[.E9]" office:value-type="percentage" office:value="0.0180866745283019" calcext:value-type="percentage">
            <text:p>1.81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01058" calcext:value-type="float">
            <text:p>301058</text:p>
          </table:table-cell>
          <table:table-cell office:value-type="float" office:value="226006" calcext:value-type="float">
            <text:p>226006</text:p>
          </table:table-cell>
          <table:table-cell office:value-type="float" office:value="75052" calcext:value-type="float">
            <text:p>75052</text:p>
          </table:table-cell>
          <table:table-cell office:value-type="float" office:value="8399" calcext:value-type="float">
            <text:p>8399</text:p>
          </table:table-cell>
          <table:table-cell office:value-type="float" office:value="6416" calcext:value-type="float">
            <text:p>6416</text:p>
          </table:table-cell>
          <table:table-cell office:value-type="float" office:value="1983" calcext:value-type="float">
            <text:p>1983</text:p>
          </table:table-cell>
          <table:table-cell/>
          <table:table-cell table:formula="of:=[.H10]/[.E10]" office:value-type="percentage" office:value="0.0264216809678623" calcext:value-type="percentage">
            <text:p>2.64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10]/[.E10]" office:value-type="percentage" office:value="0.0000133240952939295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77989" calcext:value-type="float">
            <text:p>277989</text:p>
          </table:table-cell>
          <table:table-cell office:value-type="float" office:value="209932" calcext:value-type="float">
            <text:p>209932</text:p>
          </table:table-cell>
          <table:table-cell office:value-type="float" office:value="68057" calcext:value-type="float">
            <text:p>68057</text:p>
          </table:table-cell>
          <table:table-cell office:value-type="float" office:value="3469" calcext:value-type="float">
            <text:p>3469</text:p>
          </table:table-cell>
          <table:table-cell office:value-type="float" office:value="2653" calcext:value-type="float">
            <text:p>2653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H11]/[.E11]" office:value-type="percentage" office:value="0.0119899496010697" calcext:value-type="percentage">
            <text:p>1.20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02855" calcext:value-type="float">
            <text:p>302855</text:p>
          </table:table-cell>
          <table:table-cell office:value-type="float" office:value="228027" calcext:value-type="float">
            <text:p>228027</text:p>
          </table:table-cell>
          <table:table-cell office:value-type="float" office:value="74828" calcext:value-type="float">
            <text:p>74828</text:p>
          </table:table-cell>
          <table:table-cell office:value-type="float" office:value="5801" calcext:value-type="float">
            <text:p>5801</text:p>
          </table:table-cell>
          <table:table-cell office:value-type="float" office:value="4490" calcext:value-type="float">
            <text:p>4490</text:p>
          </table:table-cell>
          <table:table-cell office:value-type="float" office:value="1311" calcext:value-type="float">
            <text:p>1311</text:p>
          </table:table-cell>
          <table:table-cell/>
          <table:table-cell table:formula="of:=[.H12]/[.E12]" office:value-type="percentage" office:value="0.01752017961191" calcext:value-type="percentage">
            <text:p>1.75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8" calcext:value-type="float">
            <text:p>8</text:p>
          </table:table-cell>
          <table:table-cell office:value-type="float" office:value="276459" calcext:value-type="float">
            <text:p>276459</text:p>
          </table:table-cell>
          <table:table-cell office:value-type="float" office:value="208211" calcext:value-type="float">
            <text:p>208211</text:p>
          </table:table-cell>
          <table:table-cell office:value-type="float" office:value="68248" calcext:value-type="float">
            <text:p>68248</text:p>
          </table:table-cell>
          <table:table-cell office:value-type="float" office:value="4057" calcext:value-type="float">
            <text:p>4057</text:p>
          </table:table-cell>
          <table:table-cell office:value-type="float" office:value="3267" calcext:value-type="float">
            <text:p>3267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H13]/[.E13]" office:value-type="percentage" office:value="0.0115754307818544" calcext:value-type="percentage">
            <text:p>1.1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04948" calcext:value-type="float">
            <text:p>304948</text:p>
          </table:table-cell>
          <table:table-cell office:value-type="float" office:value="229432" calcext:value-type="float">
            <text:p>229432</text:p>
          </table:table-cell>
          <table:table-cell office:value-type="float" office:value="75516" calcext:value-type="float">
            <text:p>75516</text:p>
          </table:table-cell>
          <table:table-cell office:value-type="float" office:value="6839" calcext:value-type="float">
            <text:p>6839</text:p>
          </table:table-cell>
          <table:table-cell office:value-type="float" office:value="5121" calcext:value-type="float">
            <text:p>5121</text:p>
          </table:table-cell>
          <table:table-cell office:value-type="float" office:value="1718" calcext:value-type="float">
            <text:p>1718</text:p>
          </table:table-cell>
          <table:table-cell/>
          <table:table-cell table:formula="of:=[.H14]/[.E14]" office:value-type="percentage" office:value="0.0227501456644949" calcext:value-type="percentage">
            <text:p>2.28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04362" calcext:value-type="float">
            <text:p>304362</text:p>
          </table:table-cell>
          <table:table-cell office:value-type="float" office:value="229063" calcext:value-type="float">
            <text:p>229063</text:p>
          </table:table-cell>
          <table:table-cell office:value-type="float" office:value="75299" calcext:value-type="float">
            <text:p>75299</text:p>
          </table:table-cell>
          <table:table-cell office:value-type="float" office:value="6341" calcext:value-type="float">
            <text:p>6341</text:p>
          </table:table-cell>
          <table:table-cell office:value-type="float" office:value="4910" calcext:value-type="float">
            <text:p>4910</text:p>
          </table:table-cell>
          <table:table-cell office:value-type="float" office:value="1431" calcext:value-type="float">
            <text:p>1431</text:p>
          </table:table-cell>
          <table:table-cell/>
          <table:table-cell table:formula="of:=[.H15]/[.E15]" office:value-type="percentage" office:value="0.0190042364440431" calcext:value-type="percentage">
            <text:p>1.9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03604" calcext:value-type="float">
            <text:p>303604</text:p>
          </table:table-cell>
          <table:table-cell office:value-type="float" office:value="228041" calcext:value-type="float">
            <text:p>228041</text:p>
          </table:table-cell>
          <table:table-cell office:value-type="float" office:value="75563" calcext:value-type="float">
            <text:p>75563</text:p>
          </table:table-cell>
          <table:table-cell office:value-type="float" office:value="6157" calcext:value-type="float">
            <text:p>6157</text:p>
          </table:table-cell>
          <table:table-cell office:value-type="float" office:value="4681" calcext:value-type="float">
            <text:p>4681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H16]/[.E16]" office:value-type="percentage" office:value="0.0195333695062398" calcext:value-type="percentage">
            <text:p>1.95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03766" calcext:value-type="float">
            <text:p>303766</text:p>
          </table:table-cell>
          <table:table-cell office:value-type="float" office:value="229389" calcext:value-type="float">
            <text:p>229389</text:p>
          </table:table-cell>
          <table:table-cell office:value-type="float" office:value="74377" calcext:value-type="float">
            <text:p>74377</text:p>
          </table:table-cell>
          <table:table-cell office:value-type="float" office:value="5611" calcext:value-type="float">
            <text:p>5611</text:p>
          </table:table-cell>
          <table:table-cell office:value-type="float" office:value="4166" calcext:value-type="float">
            <text:p>4166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H17]/[.E17]" office:value-type="percentage" office:value="0.0194280489936405" calcext:value-type="percentage">
            <text:p>1.94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78710" calcext:value-type="float">
            <text:p>278710</text:p>
          </table:table-cell>
          <table:table-cell office:value-type="float" office:value="210308" calcext:value-type="float">
            <text:p>210308</text:p>
          </table:table-cell>
          <table:table-cell office:value-type="float" office:value="68402" calcext:value-type="float">
            <text:p>68402</text:p>
          </table:table-cell>
          <table:table-cell office:value-type="float" office:value="3351" calcext:value-type="float">
            <text:p>3351</text:p>
          </table:table-cell>
          <table:table-cell office:value-type="float" office:value="2573" calcext:value-type="float">
            <text:p>2573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H18]/[.E18]" office:value-type="percentage" office:value="0.0113739364346072" calcext:value-type="percentage">
            <text:p>1.14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71746" calcext:value-type="float">
            <text:p>271746</text:p>
          </table:table-cell>
          <table:table-cell office:value-type="float" office:value="204045" calcext:value-type="float">
            <text:p>204045</text:p>
          </table:table-cell>
          <table:table-cell office:value-type="float" office:value="67701" calcext:value-type="float">
            <text:p>67701</text:p>
          </table:table-cell>
          <table:table-cell office:value-type="float" office:value="6080" calcext:value-type="float">
            <text:p>6080</text:p>
          </table:table-cell>
          <table:table-cell office:value-type="float" office:value="4688" calcext:value-type="float">
            <text:p>4688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H19]/[.E19]" office:value-type="percentage" office:value="0.0205609961448132" calcext:value-type="percentage">
            <text:p>2.06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74883" calcext:value-type="float">
            <text:p>274883</text:p>
          </table:table-cell>
          <table:table-cell office:value-type="float" office:value="206864" calcext:value-type="float">
            <text:p>206864</text:p>
          </table:table-cell>
          <table:table-cell office:value-type="float" office:value="68019" calcext:value-type="float">
            <text:p>68019</text:p>
          </table:table-cell>
          <table:table-cell office:value-type="float" office:value="3534" calcext:value-type="float">
            <text:p>3534</text:p>
          </table:table-cell>
          <table:table-cell office:value-type="float" office:value="2708" calcext:value-type="float">
            <text:p>270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H20]/[.E20]" office:value-type="percentage" office:value="0.0121436657404549" calcext:value-type="percentage">
            <text:p>1.21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73840" calcext:value-type="float">
            <text:p>273840</text:p>
          </table:table-cell>
          <table:table-cell office:value-type="float" office:value="205937" calcext:value-type="float">
            <text:p>205937</text:p>
          </table:table-cell>
          <table:table-cell office:value-type="float" office:value="67903" calcext:value-type="float">
            <text:p>67903</text:p>
          </table:table-cell>
          <table:table-cell office:value-type="float" office:value="3711" calcext:value-type="float">
            <text:p>3711</text:p>
          </table:table-cell>
          <table:table-cell office:value-type="float" office:value="2818" calcext:value-type="float">
            <text:p>2818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H21]/[.E21]" office:value-type="percentage" office:value="0.0131511126165265" calcext:value-type="percentage">
            <text:p>1.32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01006" calcext:value-type="float">
            <text:p>301006</text:p>
          </table:table-cell>
          <table:table-cell office:value-type="float" office:value="225615" calcext:value-type="float">
            <text:p>225615</text:p>
          </table:table-cell>
          <table:table-cell office:value-type="float" office:value="75391" calcext:value-type="float">
            <text:p>75391</text:p>
          </table:table-cell>
          <table:table-cell office:value-type="float" office:value="7075" calcext:value-type="float">
            <text:p>7075</text:p>
          </table:table-cell>
          <table:table-cell office:value-type="float" office:value="5450" calcext:value-type="float">
            <text:p>5450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H22]/[.E22]" office:value-type="percentage" office:value="0.0215542969319945" calcext:value-type="percentage">
            <text:p>2.16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73799" calcext:value-type="float">
            <text:p>273799</text:p>
          </table:table-cell>
          <table:table-cell office:value-type="float" office:value="205903" calcext:value-type="float">
            <text:p>205903</text:p>
          </table:table-cell>
          <table:table-cell office:value-type="float" office:value="67896" calcext:value-type="float">
            <text:p>67896</text:p>
          </table:table-cell>
          <table:table-cell office:value-type="float" office:value="4526" calcext:value-type="float">
            <text:p>4526</text:p>
          </table:table-cell>
          <table:table-cell office:value-type="float" office:value="3470" calcext:value-type="float">
            <text:p>3470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H23]/[.E23]" office:value-type="percentage" office:value="0.015553199010251" calcext:value-type="percentage">
            <text:p>1.5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01144" calcext:value-type="float">
            <text:p>301144</text:p>
          </table:table-cell>
          <table:table-cell office:value-type="float" office:value="226292" calcext:value-type="float">
            <text:p>226292</text:p>
          </table:table-cell>
          <table:table-cell office:value-type="float" office:value="74852" calcext:value-type="float">
            <text:p>74852</text:p>
          </table:table-cell>
          <table:table-cell office:value-type="float" office:value="8086" calcext:value-type="float">
            <text:p>8086</text:p>
          </table:table-cell>
          <table:table-cell office:value-type="float" office:value="6265" calcext:value-type="float">
            <text:p>6265</text:p>
          </table:table-cell>
          <table:table-cell office:value-type="float" office:value="1821" calcext:value-type="float">
            <text:p>1821</text:p>
          </table:table-cell>
          <table:table-cell/>
          <table:table-cell table:formula="of:=[.H24]/[.E24]" office:value-type="percentage" office:value="0.0243280072676749" calcext:value-type="percentage">
            <text:p>2.43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05942" calcext:value-type="float">
            <text:p>305942</text:p>
          </table:table-cell>
          <table:table-cell office:value-type="float" office:value="230494" calcext:value-type="float">
            <text:p>230494</text:p>
          </table:table-cell>
          <table:table-cell office:value-type="float" office:value="75448" calcext:value-type="float">
            <text:p>75448</text:p>
          </table:table-cell>
          <table:table-cell office:value-type="float" office:value="5416" calcext:value-type="float">
            <text:p>5416</text:p>
          </table:table-cell>
          <table:table-cell office:value-type="float" office:value="4220" calcext:value-type="float">
            <text:p>4220</text:p>
          </table:table-cell>
          <table:table-cell office:value-type="float" office:value="1196" calcext:value-type="float">
            <text:p>1196</text:p>
          </table:table-cell>
          <table:table-cell/>
          <table:table-cell table:formula="of:=[.H25]/[.E25]" office:value-type="percentage" office:value="0.0158519775209416" calcext:value-type="percentage">
            <text:p>1.59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04230" calcext:value-type="float">
            <text:p>304230</text:p>
          </table:table-cell>
          <table:table-cell office:value-type="float" office:value="228846" calcext:value-type="float">
            <text:p>228846</text:p>
          </table:table-cell>
          <table:table-cell office:value-type="float" office:value="75384" calcext:value-type="float">
            <text:p>75384</text:p>
          </table:table-cell>
          <table:table-cell office:value-type="float" office:value="6929" calcext:value-type="float">
            <text:p>6929</text:p>
          </table:table-cell>
          <table:table-cell office:value-type="float" office:value="5276" calcext:value-type="float">
            <text:p>5276</text:p>
          </table:table-cell>
          <table:table-cell office:value-type="float" office:value="1653" calcext:value-type="float">
            <text:p>1653</text:p>
          </table:table-cell>
          <table:table-cell/>
          <table:table-cell table:formula="of:=[.H26]/[.E26]" office:value-type="percentage" office:value="0.0219277300222859" calcext:value-type="percentage">
            <text:p>2.19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73085" calcext:value-type="float">
            <text:p>273085</text:p>
          </table:table-cell>
          <table:table-cell office:value-type="float" office:value="205364" calcext:value-type="float">
            <text:p>205364</text:p>
          </table:table-cell>
          <table:table-cell office:value-type="float" office:value="67721" calcext:value-type="float">
            <text:p>67721</text:p>
          </table:table-cell>
          <table:table-cell office:value-type="float" office:value="6348" calcext:value-type="float">
            <text:p>6348</text:p>
          </table:table-cell>
          <table:table-cell office:value-type="float" office:value="4980" calcext:value-type="float">
            <text:p>4980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H27]/[.E27]" office:value-type="percentage" office:value="0.0202005286395653" calcext:value-type="percentage">
            <text:p>2.02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75801" calcext:value-type="float">
            <text:p>275801</text:p>
          </table:table-cell>
          <table:table-cell office:value-type="float" office:value="207697" calcext:value-type="float">
            <text:p>207697</text:p>
          </table:table-cell>
          <table:table-cell office:value-type="float" office:value="68104" calcext:value-type="float">
            <text:p>68104</text:p>
          </table:table-cell>
          <table:table-cell office:value-type="float" office:value="3503" calcext:value-type="float">
            <text:p>3503</text:p>
          </table:table-cell>
          <table:table-cell office:value-type="float" office:value="2723" calcext:value-type="float">
            <text:p>272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H28]/[.E28]" office:value-type="percentage" office:value="0.0114530717725831" calcext:value-type="percentage">
            <text:p>1.15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75978" calcext:value-type="float">
            <text:p>275978</text:p>
          </table:table-cell>
          <table:table-cell office:value-type="float" office:value="207756" calcext:value-type="float">
            <text:p>207756</text:p>
          </table:table-cell>
          <table:table-cell office:value-type="float" office:value="68222" calcext:value-type="float">
            <text:p>68222</text:p>
          </table:table-cell>
          <table:table-cell office:value-type="float" office:value="3497" calcext:value-type="float">
            <text:p>3497</text:p>
          </table:table-cell>
          <table:table-cell office:value-type="float" office:value="2658" calcext:value-type="float">
            <text:p>2658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H29]/[.E29]" office:value-type="percentage" office:value="0.0122980856615168" calcext:value-type="percentage">
            <text:p>1.23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76299" calcext:value-type="float">
            <text:p>276299</text:p>
          </table:table-cell>
          <table:table-cell office:value-type="float" office:value="207991" calcext:value-type="float">
            <text:p>207991</text:p>
          </table:table-cell>
          <table:table-cell office:value-type="float" office:value="68308" calcext:value-type="float">
            <text:p>68308</text:p>
          </table:table-cell>
          <table:table-cell office:value-type="float" office:value="3394" calcext:value-type="float">
            <text:p>3394</text:p>
          </table:table-cell>
          <table:table-cell office:value-type="float" office:value="2653" calcext:value-type="float">
            <text:p>2653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H30]/[.E30]" office:value-type="percentage" office:value="0.01084792410845" calcext:value-type="percentage">
            <text:p>1.08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75003" calcext:value-type="float">
            <text:p>275003</text:p>
          </table:table-cell>
          <table:table-cell office:value-type="float" office:value="206961" calcext:value-type="float">
            <text:p>206961</text:p>
          </table:table-cell>
          <table:table-cell office:value-type="float" office:value="68042" calcext:value-type="float">
            <text:p>68042</text:p>
          </table:table-cell>
          <table:table-cell office:value-type="float" office:value="3456" calcext:value-type="float">
            <text:p>3456</text:p>
          </table:table-cell>
          <table:table-cell office:value-type="float" office:value="2602" calcext:value-type="float">
            <text:p>2602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H31]/[.E31]" office:value-type="percentage" office:value="0.0125510713970783" calcext:value-type="percentage">
            <text:p>1.2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275728" calcext:value-type="float">
            <text:p>275728</text:p>
          </table:table-cell>
          <table:table-cell office:value-type="float" office:value="207381" calcext:value-type="float">
            <text:p>207381</text:p>
          </table:table-cell>
          <table:table-cell office:value-type="float" office:value="68347" calcext:value-type="float">
            <text:p>68347</text:p>
          </table:table-cell>
          <table:table-cell office:value-type="float" office:value="3602" calcext:value-type="float">
            <text:p>3602</text:p>
          </table:table-cell>
          <table:table-cell office:value-type="float" office:value="2732" calcext:value-type="float">
            <text:p>2732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H32]/[.E32]" office:value-type="percentage" office:value="0.0127291614847762" calcext:value-type="percentage">
            <text:p>1.27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4191" calcext:value-type="float">
            <text:p>134191</text:p>
          </table:table-cell>
          <table:table-cell office:value-type="float" office:value="67114" calcext:value-type="float">
            <text:p>67114</text:p>
          </table:table-cell>
          <table:table-cell office:value-type="float" office:value="67077" calcext:value-type="float">
            <text:p>67077</text:p>
          </table:table-cell>
          <table:table-cell office:value-type="float" office:value="3184" calcext:value-type="float">
            <text:p>3184</text:p>
          </table:table-cell>
          <table:table-cell office:value-type="float" office:value="1569" calcext:value-type="float">
            <text:p>1569</text:p>
          </table:table-cell>
          <table:table-cell office:value-type="float" office:value="1615" calcext:value-type="float">
            <text:p>1615</text:p>
          </table:table-cell>
          <table:table-cell/>
          <table:table-cell table:formula="of:=[.H33]/[.E33]" office:value-type="percentage" office:value="0.0240768072513678" calcext:value-type="percentage">
            <text:p>2.41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10:43.919388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1:11:46.710375415</dc:date>
    <meta:editing-duration>PT8M25S</meta:editing-duration>
    <meta:editing-cycles>2</meta:editing-cycles>
    <meta:generator>LibreOffice/5.1.6.2$Linux_X86_64 LibreOffice_project/10m0$Build-2</meta:generator>
    <meta:document-statistic meta:table-count="1" meta:cell-count="387" meta:object-count="0"/>
  </office:meta>
</office:document-meta>
</file>